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przepływa</text:span><text:span text:style-name="T1"><text:line-break/></text:span><text:span text:style-name="T1">strumień Ducha</text:span><text:span text:style-name="T1"><text:line-break/></text:span><text:span text:style-name="T1">Przez wszelkie </text:span><text:span text:style-name="T1">ziemskie ciało.</text:span><text:span text:style-name="T1"><text:line-break/></text:span><text:span text:style-name="T1">I potoki Wody Żywej</text:span><text:span text:style-name="T1"><text:line-break/></text:span><text:span text:style-name="T1">niech wypłyną z w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I napełnię </text:span><text:span text:style-name="T1">Swoim Duchem</text:span><text:span text:style-name="T1"><text:line-break/></text:span><text:span text:style-name="T1">Mój święty naród,</text:span><text:span text:style-name="T1"><text:line-break/></text:span><text:span text:style-name="T1">Aż każdy człowiek</text:span><text:span text:style-name="T1"><text:line-break/></text:span><text:span text:style-name="T1">padnie na kolana</text:span><text:span text:style-name="T1"><text:line-break/></text:span><text:span text:style-name="T1">przed Panem swy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Ześlij deszcz, </text:span><text:span text:style-name="T1">ześlij deszcz</text:span><text:span text:style-name="T1"><text:line-break/></text:span><text:span text:style-name="T1">i wylej Swego Ducha</text:span><text:span text:style-name="T1"><text:line-break/></text:span><text:span text:style-name="T1">na nasz kraj.</text:span><text:span text:style-name="T1"><text:line-break/></text:span><text:span text:style-name="T1">Ześlij deszcz, ześlij deszcz!</text:span><text:span text:style-name="T1"><text:line-break/></text:span><text:span text:style-name="T1">Wypełnij nas Swą mocą,</text:span><text:span text:style-name="T1"><text:line-break/></text:span><text:span text:style-name="T1">światłem swym.</text:span><text:span text:style-name="T1"><text:line-break/></text:span><text:span text:style-name="T1">Ześlij deszcz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22:56</meta:creation-date>
    <dc:creator>Rafał Talacha</dc:creator>
    <dc:date>2009-01-27T10:14:16</dc:date>
    <dc:language>pl-PL</dc:language>
    <meta:editing-cycles>5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